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Validator.Caching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Validator.detectGrammar( Source 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achingValidator.getSchema( SchemaParser parser , Source source , String gramma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achedGrammar.CachedGrammar( SourceValidity validity , String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Validat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Valid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